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811cm" fo:text-indent="0cm" style:auto-text-indent="false" style:writing-mode="lr-tb"/>
    </style:style>
    <style:style style:name="P2" style:family="paragraph" style:parent-style-name="Text_20_body">
      <style:paragraph-properties fo:margin-left="0cm" fo:margin-right="0.811cm" fo:text-indent="0cm" style:auto-text-indent="false" style:writing-mode="lr-tb"/>
      <style:text-properties fo:background-color="transparent"/>
    </style:style>
    <style:style style:name="T1"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03470630-7fff-176b-333c-236d26656deb"/>Madame, Monsieur,</text:p>
      <text:p text:style-name="P2"> Negar SHAHBAZI , je suis actuellement en apprentissage en développement web au sein du Garage404. Pour franchir cette étape de ma formation, je suis à la recherche d'un stage pratique.</text:p>
      <text:p text:style-name="P1"><text:span text:style-name="T1"> Vous pourrez trouver ci-joint ma lettre de motivation, mon CV et mon portfolio (Portfolio Negar Shahbazi), dans lesquels j'ai pris soin de décrire mon parcours, mes compétences, ainsi que mes expériences précédentes dans le domaine du développement web.</text:span></text:p>
      <text:p text:style-name="P2"> L'idée de rejoindre votre équipe et de profiter de l'expertise de vos professionnels me remplit d'enthousiasme. Au-delà du bagage théorique obtenu au fil de ma formation, j'ai mis en application mes connaissances à travers la réalisation de plusieurs projets personnels, présents dans mon portfolio. Ceux-ci illustrent ma capacité à créer des sites web esthétiques et pratiques, sous-tendus par l'utilisation des dernières technologies et des pratiques de pointe en développement web.</text:p>
      <text:p text:style-name="P2"> Je vous remercie de bien vouloir considérer ma candidature. Je suis impatiente à l'idée de pouvoir apporter ma pierre à l'édifice et d'enrichir mes compétences de développeur web au sein de votre structure.</text:p>
      <text:p text:style-name="P2"> Cordialement,</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6T21:25:21.625000000</meta:creation-date>
    <dc:date>2024-02-27T10:44:52.439000000</dc:date>
    <meta:editing-duration>PT13H19M32S</meta:editing-duration>
    <meta:editing-cycles>1</meta:editing-cycles>
    <meta:document-statistic meta:table-count="0" meta:image-count="0" meta:object-count="0" meta:page-count="1" meta:paragraph-count="7" meta:word-count="174" meta:character-count="1163" meta:non-whitespace-character-count="989"/>
    <meta:generator>LibreOffice/7.6.2.1$Windows_X86_64 LibreOffice_project/56f7684011345957bbf33a7ee678afaf4d2ba333</meta:generator>
  </office:meta>
</office:document-meta>
</file>